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note">
      <style:paragraph-properties fo:text-align="justify" style:justify-single-word="false"/>
      <style:text-properties style:font-name="Times New Roman" officeooo:rsid="0033a706" officeooo:paragraph-rsid="0033a706"/>
    </style:style>
    <style:style style:name="P2" style:family="paragraph" style:parent-style-name="Text_20_body">
      <loext:graphic-properties draw:fill="none" draw:fill-color="#ffffff"/>
      <style:paragraph-properties fo:margin-top="0cm" fo:margin-bottom="0.199cm" loext:contextual-spacing="false" fo:line-height="150%" fo:text-align="justify" style:justify-single-word="false"/>
      <style:text-properties officeooo:rsid="00124a93" officeooo:paragraph-rsid="002b2a7f"/>
    </style:style>
    <style:style style:name="P3" style:family="paragraph" style:parent-style-name="Text_20_body">
      <loext:graphic-properties draw:fill="none" draw:fill-color="#ffffff"/>
      <style:paragraph-properties fo:margin-top="0cm" fo:margin-bottom="0.199cm" loext:contextual-spacing="false" fo:line-height="150%" fo:text-align="justify" style:justify-single-word="false"/>
      <style:text-properties officeooo:rsid="0037a768" officeooo:paragraph-rsid="0037a768"/>
    </style:style>
    <style:style style:name="P4" style:family="paragraph" style:parent-style-name="Text_20_body">
      <loext:graphic-properties draw:fill="none" draw:fill-color="#ffffff"/>
      <style:paragraph-properties fo:margin-top="0cm" fo:margin-bottom="0.199cm" loext:contextual-spacing="false" fo:line-height="150%" fo:text-align="justify" style:justify-single-word="false"/>
      <style:text-properties officeooo:rsid="00396e81" officeooo:paragraph-rsid="003aedea"/>
    </style:style>
    <style:style style:name="P5" style:family="paragraph" style:parent-style-name="Text_20_body">
      <loext:graphic-properties draw:fill="none" draw:fill-color="#ffffff"/>
      <style:paragraph-properties fo:margin-top="0cm" fo:margin-bottom="0.199cm" loext:contextual-spacing="false" fo:line-height="150%" fo:text-align="justify" style:justify-single-word="false"/>
      <style:text-properties officeooo:rsid="00396e81" officeooo:paragraph-rsid="003c2652"/>
    </style:style>
    <style:style style:name="P6" style:family="paragraph" style:parent-style-name="Text_20_body">
      <loext:graphic-properties draw:fill="none" draw:fill-color="#ffffff"/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officeooo:rsid="0012fbb8" officeooo:paragraph-rsid="0012fbb8" style:font-size-asian="12pt" style:font-size-complex="12pt"/>
    </style:style>
    <style:style style:name="P7" style:family="paragraph" style:parent-style-name="Text_20_body">
      <loext:graphic-properties draw:fill="none" draw:fill-color="#ffffff"/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officeooo:rsid="0017343f" officeooo:paragraph-rsid="0017343f" style:font-size-asian="12pt" style:font-size-complex="12pt"/>
    </style:style>
    <style:style style:name="P8" style:family="paragraph" style:parent-style-name="Heading_20_1">
      <loext:graphic-properties draw:fill="none" draw:fill-color="#ffffff"/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officeooo:paragraph-rsid="00124a93" style:font-size-asian="12pt" style:font-size-complex="12pt"/>
    </style:style>
    <style:style style:name="P9" style:family="paragraph" style:parent-style-name="Heading_20_2">
      <loext:graphic-properties draw:fill="none" draw:fill-color="#ffffff"/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ext_20_body" style:list-style-name="L1">
      <loext:graphic-properties draw:fill="none" draw:fill-color="#ffffff"/>
      <style:paragraph-properties fo:margin-top="0cm" fo:margin-bottom="0.199cm" loext:contextual-spacing="false" fo:line-height="150%" fo:text-align="justify" style:justify-single-word="false"/>
      <style:text-properties style:text-underline-style="none" officeooo:rsid="0018be05" officeooo:paragraph-rsid="001952c5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.199cm" loext:contextual-spacing="false" fo:line-height="150%" fo:text-align="justify" style:justify-single-word="false"/>
      <style:text-properties style:text-underline-style="none" officeooo:rsid="001acc8f" officeooo:paragraph-rsid="001acc8f"/>
    </style:style>
    <style:style style:name="P12" style:family="paragraph" style:parent-style-name="Text_20_body" style:list-style-name="L1">
      <loext:graphic-properties draw:fill="none" draw:fill-color="#ffffff"/>
      <style:paragraph-properties fo:margin-top="0cm" fo:margin-bottom="0.199cm" loext:contextual-spacing="false" fo:line-height="150%" fo:text-align="justify" style:justify-single-word="false"/>
      <style:text-properties style:text-underline-style="none" officeooo:rsid="0026a731" officeooo:paragraph-rsid="0026a731"/>
    </style:style>
    <style:style style:name="P13" style:family="paragraph" style:parent-style-name="Text_20_body" style:list-style-name="L1">
      <loext:graphic-properties draw:fill="none" draw:fill-color="#ffffff"/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style:text-underline-style="none" officeooo:rsid="005514ca" officeooo:paragraph-rsid="005514ca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128894" style:font-size-asian="12pt" style:font-size-complex="12pt"/>
    </style:style>
    <style:style style:name="T3" style:family="text">
      <style:text-properties style:font-name="Times New Roman" fo:font-size="12pt" officeooo:rsid="001952c5" style:font-size-asian="12pt" style:font-size-complex="12pt"/>
    </style:style>
    <style:style style:name="T4" style:family="text">
      <style:text-properties style:font-name="Times New Roman" fo:font-size="12pt" officeooo:rsid="001c3200" style:font-size-asian="12pt" style:font-size-complex="12pt"/>
    </style:style>
    <style:style style:name="T5" style:family="text">
      <style:text-properties style:font-name="Times New Roman" fo:font-size="12pt" officeooo:rsid="001f6a33" style:font-size-asian="12pt" style:font-size-complex="12pt"/>
    </style:style>
    <style:style style:name="T6" style:family="text">
      <style:text-properties style:font-name="Times New Roman" fo:font-size="12pt" officeooo:rsid="0023fd71" style:font-size-asian="12pt" style:font-size-complex="12pt"/>
    </style:style>
    <style:style style:name="T7" style:family="text">
      <style:text-properties style:font-name="Times New Roman" fo:font-size="12pt" officeooo:rsid="002ececb" style:font-size-asian="12pt" style:font-size-complex="12pt"/>
    </style:style>
    <style:style style:name="T8" style:family="text">
      <style:text-properties style:font-name="Times New Roman" fo:font-size="12pt" officeooo:rsid="002f686a" style:font-size-asian="12pt" style:font-size-complex="12pt"/>
    </style:style>
    <style:style style:name="T9" style:family="text">
      <style:text-properties style:font-name="Times New Roman" fo:font-size="12pt" officeooo:rsid="00333593" style:font-size-asian="12pt" style:font-size-complex="12pt"/>
    </style:style>
    <style:style style:name="T10" style:family="text">
      <style:text-properties style:font-name="Times New Roman" fo:font-size="12pt" officeooo:rsid="00317f58" style:font-size-asian="12pt" style:font-size-complex="12pt"/>
    </style:style>
    <style:style style:name="T11" style:family="text">
      <style:text-properties style:font-name="Times New Roman" fo:font-size="12pt" officeooo:rsid="0037a768" style:font-size-asian="12pt" style:font-size-complex="12pt"/>
    </style:style>
    <style:style style:name="T12" style:family="text">
      <style:text-properties style:font-name="Times New Roman" fo:font-size="12pt" officeooo:rsid="00396e81" style:font-size-asian="12pt" style:font-size-complex="12pt"/>
    </style:style>
    <style:style style:name="T13" style:family="text">
      <style:text-properties style:font-name="Times New Roman" fo:font-size="12pt" officeooo:rsid="003aedea" style:font-size-asian="12pt" style:font-size-complex="12pt"/>
    </style:style>
    <style:style style:name="T14" style:family="text">
      <style:text-properties style:font-name="Times New Roman" fo:font-size="12pt" officeooo:rsid="003c2652" style:font-size-asian="12pt" style:font-size-complex="12pt"/>
    </style:style>
    <style:style style:name="T15" style:family="text">
      <style:text-properties style:font-name="Times New Roman" fo:font-size="12pt" officeooo:rsid="003d900e" style:font-size-asian="12pt" style:font-size-complex="12pt"/>
    </style:style>
    <style:style style:name="T16" style:family="text">
      <style:text-properties style:font-name="Times New Roman" fo:font-size="12pt" officeooo:rsid="003e0fc5" style:font-size-asian="12pt" style:font-size-complex="12pt"/>
    </style:style>
    <style:style style:name="T17" style:family="text">
      <style:text-properties style:font-name="Times New Roman" fo:font-size="12pt" officeooo:rsid="003e8cb6" style:font-size-asian="12pt" style:font-size-complex="12pt"/>
    </style:style>
    <style:style style:name="T18" style:family="text">
      <style:text-properties style:font-name="Times New Roman" fo:font-size="12pt" officeooo:rsid="0040876b" style:font-size-asian="12pt" style:font-size-complex="12pt"/>
    </style:style>
    <style:style style:name="T19" style:family="text">
      <style:text-properties style:font-name="Times New Roman" fo:font-size="12pt" officeooo:rsid="00426890" style:font-size-asian="12pt" style:font-size-complex="12pt"/>
    </style:style>
    <style:style style:name="T20" style:family="text">
      <style:text-properties style:font-name="Times New Roman" fo:font-size="12pt" officeooo:rsid="00450c6a" style:font-size-asian="12pt" style:font-size-complex="12pt"/>
    </style:style>
    <style:style style:name="T21" style:family="text">
      <style:text-properties style:font-name="Times New Roman" fo:font-size="12pt" officeooo:rsid="00460c94" style:font-size-asian="12pt" style:font-size-complex="12pt"/>
    </style:style>
    <style:style style:name="T22" style:family="text">
      <style:text-properties style:font-name="Times New Roman" fo:font-size="12pt" officeooo:rsid="00464ea0" style:font-size-asian="12pt" style:font-size-complex="12pt"/>
    </style:style>
    <style:style style:name="T23" style:family="text">
      <style:text-properties style:font-name="Times New Roman" fo:font-size="12pt" officeooo:rsid="00478b5f" style:font-size-asian="12pt" style:font-size-complex="12pt"/>
    </style:style>
    <style:style style:name="T24" style:family="text">
      <style:text-properties style:font-name="Times New Roman" fo:font-size="12pt" officeooo:rsid="00479594" style:font-size-asian="12pt" style:font-size-complex="12pt"/>
    </style:style>
    <style:style style:name="T25" style:family="text">
      <style:text-properties style:font-name="Times New Roman" fo:font-size="12pt" officeooo:rsid="0012fbb8" style:font-size-asian="12pt" style:font-size-complex="12pt"/>
    </style:style>
    <style:style style:name="T26" style:family="text">
      <style:text-properties style:font-name="Times New Roman" fo:font-size="12pt" officeooo:rsid="004ea9c2" style:font-size-asian="12pt" style:font-size-complex="12pt"/>
    </style:style>
    <style:style style:name="T27" style:family="text">
      <style:text-properties style:font-name="Times New Roman" fo:font-size="12pt" officeooo:rsid="004ee50a" style:font-size-asian="12pt" style:font-size-complex="12pt"/>
    </style:style>
    <style:style style:name="T28" style:family="text">
      <style:text-properties style:font-name="Times New Roman" fo:font-size="12pt" officeooo:rsid="004fceae" style:font-size-asian="12pt" style:font-size-complex="12pt"/>
    </style:style>
    <style:style style:name="T29" style:family="text">
      <style:text-properties style:font-name="Times New Roman" fo:font-size="12pt" officeooo:rsid="0051fd61" style:font-size-asian="12pt" style:font-size-complex="12pt"/>
    </style:style>
    <style:style style:name="T30" style:family="text">
      <style:text-properties style:font-name="Times New Roman" fo:font-size="12pt" officeooo:rsid="005514ca" style:font-size-asian="12pt" style:font-size-complex="12pt"/>
    </style:style>
    <style:style style:name="T31" style:family="text">
      <style:text-properties style:font-name="Times New Roman" fo:font-size="12pt" officeooo:rsid="00577c8c" style:font-size-asian="12pt" style:font-size-complex="12pt"/>
    </style:style>
    <style:style style:name="T32" style:family="text">
      <style:text-properties style:font-name="Times New Roman" fo:font-size="12pt" officeooo:rsid="005a774c" style:font-size-asian="12pt" style:font-size-complex="12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54f795"/>
    </style:style>
    <style:style style:name="T35" style:family="text">
      <style:text-properties officeooo:rsid="005620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PLANTEAMIENTO DEL PROBLEMA</text:h>
      <text:h text:style-name="P9" text:outline-level="2">PROBLEMA CENTRAL</text:h>
      <text:p text:style-name="P2"><text:span text:style-name="T1">La firma manuscrita es utilizada para relacionar un documento con una persona en particular </text:span><text:span text:style-name="T2">de manera legal, </text:span><text:span text:style-name="T7">siendo la forma mas difundida en la vid</text:span><text:span text:style-name="T8">a</text:span><text:span text:style-name="T7"> cotidiana.</text:span><text:span text:style-name="T2"> Sin embargo, este método puede causar demoras </text:span><text:span text:style-name="T18">y deficiencia</text:span><text:span text:style-name="T26">s</text:span><text:span text:style-name="T2"> </text:span><text:span text:style-name="T12">con los diferentes procedimientos que requieren la firma manuscrita </text:span><text:span text:style-name="T9">ya que </text:span><text:span text:style-name="T26">es </text:span><text:span text:style-name="T32">un requisito</text:span><text:span text:style-name="T9"> la presencia física de la persona para realizar dich</text:span><text:span text:style-name="T20">a</text:span><text:span text:style-name="T9"> </text:span><text:span text:style-name="T19">actividad.</text:span><text:span text:style-name="T9"> </text:span><text:span text:style-name="T26">E</text:span><text:span text:style-name="T17">n caso que una parte interesada se encuentre en un lugar distante </text:span><text:span text:style-name="T18">y tenga que hacer el envió </text:span><text:span text:style-name="T22">del documento físico </text:span><text:span text:style-name="T18">o </text:span><text:span text:style-name="T17">tenga que desplazarse hasta </text:span><text:span text:style-name="T26">un</text:span><text:span text:style-name="T17"> punto de encuentro, ocasiona perdida de tiempo </text:span><text:span text:style-name="T18">y de </text:span><text:span text:style-name="T27">un presupuesto económico.</text:span><text:span text:style-name="T17"> </text:span><text:span text:style-name="T19">Otro p</text:span><text:span text:style-name="T2">roblema </text:span><text:span text:style-name="T19">es la</text:span><text:span text:style-name="T9"> </text:span><text:span text:style-name="T2">d</text:span><text:span text:style-name="T10">esconfianza de la firma manuscrita,</text:span><text:span text:style-name="T11"> </text:span><text:span text:style-name="T10">debido a </text:span><text:span text:style-name="T9">que </text:span><text:span text:style-name="T10">una persona carece de los conocimientos </text:span><text:span text:style-name="T9">grafotécnicos</text:span><text:span text:style-name="T9"><text:note text:id="ftn1" text:note-class="footnote"><text:note-citation>1</text:note-citation><text:note-body><text:p text:style-name="P1"><text:span text:style-name="T33">Grafotécnica</text:span>: disciplina de las ciencias periciales o forenses, que tiene como finalidad el estudio y análisis de documentos desde el punto de vista material para determinar autoría del contenido de documentos, como también determinar la naturaleza o constitución del material utilizado para su confección. </text:p></text:note-body></text:note></text:span><text:span text:style-name="T9"> </text:span><text:span text:style-name="T16">para identificar la veracidad de un firma manuscrita en un documento en particular</text:span><text:span text:style-name="T9">, incluso</text:span><text:span text:style-name="T10"> esto puede sucederle al titular de la firma que no advierte sus propias particularidades</text:span><text:span text:style-name="T9"> en su firma</text:span><text:span text:style-name="T10">. </text:span></text:p>
      <text:p text:style-name="P3"><text:span text:style-name="T10">E</text:span><text:span text:style-name="T1">l Ministerio de Obras Públicas, Servicios y Vivienda no es la excepción, maneja mucha información </text:span><text:span text:style-name="T27">tanto </text:span><text:span text:style-name="T22">física como digital </text:span><text:span text:style-name="T1">e interactua </text:span><text:span text:style-name="T12">con muchas personas, empresas y/o jurídicas y maneja un presupuesto considerable,</text:span><text:span text:style-name="T19"> </text:span><text:span text:style-name="T23">lo cual conlleva una gran responsabilidad para con sus usuarios</text:span><text:span text:style-name="T19">.</text:span></text:p>
      <text:p text:style-name="P4"><text:span text:style-name="T1">Actualmente, el <text:s/></text:span><text:span text:style-name="T11">Ministerio de Obras Públicas, Servicios y Vivienda </text:span><text:span text:style-name="T1">cuenta con mas de 400 usuario</text:span><text:span text:style-name="T27">s</text:span><text:span text:style-name="T1"> donde el mayo</text:span><text:span text:style-name="T19">r</text:span><text:span text:style-name="T1"> flujo de trabajo es el procedimiento </text:span><text:span text:style-name="T13">manuscrito </text:span><text:span text:style-name="T27">como ser:</text:span><text:span text:style-name="T13"> hojas de </text:span><text:span text:style-name="T19">ruta</text:span><text:span text:style-name="T13">, inventarios y otros </text:span><text:span text:style-name="T27">tramites </text:span><text:span text:style-name="T13">que burocratizan </text:span><text:span text:style-name="T23">y</text:span><text:span text:style-name="T13"> </text:span><text:span text:style-name="T23">retardan </text:span><text:span text:style-name="T13">el trabajo institucional, </text:span><text:span text:style-name="T19">ocasionando perdidas de tiempo y dinero.</text:span></text:p>
      <text:p text:style-name="P5"><text:span text:style-name="T23">Según datos de</text:span><text:span text:style-name="T14"> la gestión 2014 el <text:s/></text:span><text:span text:style-name="T11">Ministerio de Obras Públicas Servicios y Vivienda </text:span><text:span text:style-name="T14">elaboro </text:span><text:span text:style-name="T20">solo </text:span><text:span text:style-name="T14">mas de 4</text:span><text:span text:style-name="T28">6.</text:span><text:span text:style-name="T14">000 hojas de ruta y </text:span><text:span text:style-name="T15">ha</text:span><text:span text:style-name="T28">sta</text:span><text:span text:style-name="T14"> la fecha ha generado </text:span><text:span text:style-name="T15">mas de </text:span><text:span text:style-name="T28">133.000</text:span><text:span text:style-name="T14"> hojas de ruta, esta cantidad de tramites es considerable y altamente peligroso </text:span><text:span text:style-name="T24">por </text:span><text:span text:style-name="T14">lo cual la firma manuscrita se esta convirtiendo en un problema de control. </text:span><text:span text:style-name="T32">A causa de estos problemas </text:span><text:soft-page-break/><text:span text:style-name="T25">surge la siguiente interrogante:</text:span></text:p>
      <text:p text:style-name="P6">¿De que manera se puede <text:span text:style-name="T34">agilizar, transparentar y simplificar los procedimientos administrativos de la gestión pública del </text:span>Ministerio de Obras Públicas, Servicios y Vivienda?</text:p>
      <text:h text:style-name="P9" text:outline-level="2">PROBLEMAS SECUNDARIOS</text:h>
      <text:p text:style-name="P7">Partiendo del problema principal surgen los siguientes problemas secundarios:</text:p>
      <text:list xml:id="list4040616827731732901" text:style-name="L1">
        <text:list-item>
          <text:p text:style-name="P10"><text:span text:style-name="T30">Hay</text:span><text:span text:style-name="T1"> incremento de la documentación física, debido a que tod</text:span><text:span text:style-name="T3">os los informes, notas internas, circulares</text:span><text:span text:style-name="T21"> y otros </text:span><text:span text:style-name="T29">documentos </text:span><text:span text:style-name="T31">de apoyo</text:span><text:span text:style-name="T3"> </text:span><text:span text:style-name="T4">necesitan</text:span><text:span text:style-name="T3"> la firma manuscrita del servidor p</text:span><text:span text:style-name="T29">ú</text:span><text:span text:style-name="T3">blico, </text:span><text:span text:style-name="T4">dificultando el acceso a la </text:span><text:span text:style-name="T31">documentación</text:span><text:span text:style-name="T4"> física de forma precisa y oportuna.</text:span></text:p>
        </text:list-item>
        <text:list-item>
          <text:p text:style-name="P11"><text:span text:style-name="T6">Varios documentos necesitan ser firmados por </text:span><text:span text:style-name="T29">diferentes</text:span><text:span text:style-name="T6"> personas, es decir, que </text:span><text:span text:style-name="T29">en </text:span><text:span text:style-name="T6">un documento se pueden necesitar la firma manuscrita de varias personas. </text:span><text:span text:style-name="T29">E</text:span><text:span text:style-name="T6">sto se dificulta si uno de los </text:span><text:span text:style-name="T29">servidores</text:span><text:span text:style-name="T6"> públicos esta ausente, dando lugar a retrasos a la hora de </text:span><text:span text:style-name="T21">aprobación de </text:span><text:span text:style-name="T6">documentos</text:span><text:span text:style-name="T5">.</text:span></text:p>
        </text:list-item>
        <text:list-item>
          <text:p text:style-name="P12"><text:span text:style-name="T5">L</text:span><text:span text:style-name="T1">a firma manuscrita es propensa a sufrir alteraciones y/o suplantaciones, causando desconfianza de un documento físico.</text:span></text:p>
        </text:list-item>
        <text:list-item>
          <text:p text:style-name="P13">El envió de documentación física es morosa y propensa a perdida en el transcurso del envió, ocasionando retrasos y perdidas económicas, tanto a la institución como al servidor público. </text:p>
        </text:list-item>
        <text:list-item>
          <text:p text:style-name="P13">Los servidores públicos se encuentran en procesos burocráticos largos y morosos, ocasionando disgusto y un <text:span text:style-name="T35">bajo </text:span>desempeño a la hora de realizar sus actividad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 text:start-value="3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4.001cm" fo:margin-left="3cm" fo:margin-right="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in </meta:initial-creator>
    <meta:creation-date>2015-05-11T22:33:45.300328419</meta:creation-date>
    <dc:date>2015-06-25T17:34:49.863055812</dc:date>
    <dc:creator>armin </dc:creator>
    <meta:editing-duration>PT6H37M5S</meta:editing-duration>
    <meta:editing-cycles>33</meta:editing-cycles>
    <meta:generator>LibreOffice/4.4.3.2$Linux_X86_64 LibreOffice_project/40m0$Build-2</meta:generator>
    <meta:document-statistic meta:table-count="0" meta:image-count="0" meta:object-count="0" meta:page-count="2" meta:paragraph-count="15" meta:word-count="548" meta:character-count="3545" meta:non-whitespace-character-count="3015"/>
  </office:meta>
</office:document-meta>
</file>